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Homologador:<text:s/>creative<text:s/>commons<text:s/><text:s/>organization</text:p>
      <text:p text:style-name="Standard">Captura de pantalla:</text:p>
      <text:p text:style-name="Standard"/>
      <text:p text:style-name="Standard"><draw:frame draw:style-name="a0" draw:name="Imagen 2" text:anchor-type="as-char" svg:x="0in" svg:y="0in" svg:width="5.625in" svg:height="6.16667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ucas</dc:creator>
    <meta:creation-date>2021-04-14T16:03:00Z</meta:creation-date>
    <dc:date>2021-04-14T19:56:00Z</dc:date>
    <meta:template xlink:href="Normal" xlink:type="simple"/>
    <meta:editing-cycles>2</meta:editing-cycles>
    <meta:editing-duration>PT600S</meta:editing-duration>
    <meta:document-statistic meta:page-count="1" meta:paragraph-count="1" meta:word-count="10" meta:character-count="67" meta:row-count="1" meta:non-whitespace-character-count="58"/>
  </office:meta>
</office:document-meta>
</file>